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3">
      <style:graphic-properties draw:fill-color="#ffffff" draw:auto-grow-height="true" fo:min-height="6.35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3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3">
      <style:graphic-properties draw:fill-color="#ffffff" fo:min-height="11.43cm"/>
    </style:style>
    <style:style style:name="pr8" style:family="presentation" style:parent-style-name="Default-subtitle" style:list-style-name="L3">
      <style:graphic-properties draw:fill-color="#ffffff" fo:min-height="11.43cm"/>
    </style:style>
    <style:style style:name="pr9" style:family="presentation" style:parent-style-name="Default-subtitle" style:list-style-name="L3">
      <style:graphic-properties draw:fill-color="#ffffff" fo:min-height="11.43cm"/>
    </style:style>
    <style:style style:name="pr10" style:family="presentation" style:parent-style-name="Default-title">
      <style:graphic-properties draw:fill-color="#ffffff" draw:auto-grow-height="true" fo:min-height="2.54cm"/>
    </style:style>
    <style:style style:name="pr11" style:family="presentation" style:parent-style-name="Default-subtitle" style:list-style-name="L3">
      <style:graphic-properties draw:fill-color="#ffffff" fo:min-height="11.89cm"/>
    </style:style>
    <style:style style:name="pr12" style:family="presentation" style:parent-style-name="Default-notes">
      <style:graphic-properties draw:fill-color="#ffffff" fo:min-height="11.957cm"/>
    </style:style>
    <style:style style:name="pr13" style:family="presentation" style:parent-style-name="Default-title">
      <style:graphic-properties draw:fill-color="#ffffff" fo:min-height="3.257cm"/>
    </style:style>
    <style:style style:name="pr14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1.2cm" fo:margin-right="0cm" fo:line-height="150%" fo:text-align="start" text:enable-numbering="true" fo:text-indent="-0.6cm"/>
    </style:style>
    <style:style style:name="P8" style:family="paragraph">
      <style:paragraph-properties fo:margin-left="3cm" fo:margin-right="0cm" fo:line-height="150%" fo:text-align="start" text:enable-numbering="true" fo:text-indent="-0.6cm"/>
    </style:style>
    <style:style style:name="P9" style:family="paragraph">
      <style:paragraph-properties fo:margin-left="1.2cm" fo:margin-right="0cm" fo:line-height="150%" fo:text-align="start" text:enable-numbering="true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margin-left="2.4cm" fo:margin-right="0cm" fo:line-height="150%" fo:text-align="start" text:enable-numbering="true" fo:text-indent="-0.6cm"/>
    </style:style>
    <style:style style:name="P12" style:family="paragraph">
      <style:paragraph-properties fo:margin-left="0cm" fo:margin-right="0cm" fo:line-height="200%" fo:text-align="start" text:enable-numbering="false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© 2009  Nokia   2009-02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137cm" svg:x="0.177cm" svg:y="2.578cm" presentation:class="title" presentation:user-transformed="true">
          <draw:text-box>
            <text:p text:style-name="P1"><text:span text:style-name="T1">The Hynerian Empire</text:span></text:p>
          </draw:text-box>
        </draw:frame>
        <draw:frame draw:style-name="gr1" draw:text-style-name="P4" draw:layer="layout" svg:width="24.751cm" svg:height="2.538cm" svg:x="1.919cm" svg:y="6.352cm">
          <draw:text-box>
            <text:p text:style-name="P3"><text:span text:style-name="T2">An introduction to Rygel and it's plugin API</text:span></text:p>
          </draw:text-box>
        </draw:frame>
        <draw:frame presentation:style-name="pr2" draw:text-style-name="P6" draw:layer="layout" svg:width="10.16cm" svg:height="6.35cm" svg:x="16.51cm" svg:y="8.89cm">
          <draw:text-box>
            <text:list text:style-name="L3">
              <text:list-item>
                <text:list>
                  <text:list-item>
                    <text:p text:style-name="P5"><text:span text:style-name="T3">Zeeshan Al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9" draw:layer="layout" svg:width="24.369cm" svg:height="11.43cm" svg:x="1.27cm" svg:y="4.446cm">
          <draw:text-box>
            <text:list text:style-name="L3">
              <text:list-item>
                <text:list>
                  <text:list-item>
                    <text:p text:style-name="P7"><text:span text:style-name="T5">Universal Plug n Pla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Discovery, description, control &amp; event notificatio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IGD, AV Scanner, Printer &amp; Lightening Control etc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Device, Service, Action &amp; State Variabl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Digital Living Network Al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edia Serv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9" draw:layer="layout" svg:width="24.369cm" svg:height="12.468cm" svg:x="1.27cm" svg:y="3.926cm">
          <draw:text-box>
            <text:list text:style-name="L3">
              <text:list-item>
                <text:list>
                  <text:list-item>
                    <text:p text:style-name="P7"><text:span text:style-name="T5">Farscape charach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A UPnP/DLNA Media 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upnp-media-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NOME/Maem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Written in Val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Plugin-based architectur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UPnP Media Server components</text:p>
          </draw:text-box>
        </draw:frame>
        <draw:frame presentation:style-name="pr8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7"><text:span text:style-name="T5">Content Dire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edia Ob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Contain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It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Lets write a plugin</text:p>
          </draw:text-box>
        </draw:frame>
        <draw:frame presentation:style-name="pr9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7"><text:span text:style-name="T5">PlugInf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ontentDire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ediaOb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MediaContain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MediaIt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 presentation:use-footer-name="ftr1" draw:id="id6">
        <office:forms form:automatic-focus="false" form:apply-design-mode="false"/>
        <draw:frame presentation:style-name="pr10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1" draw:text-style-name="P9" draw:layer="layout" svg:width="24.369cm" svg:height="12.468cm" svg:x="1.27cm" svg:y="3.521cm">
          <draw:text-box>
            <text:list text:style-name="L3">
              <text:list-item>
                <text:list>
                  <text:list-item>
                    <text:p text:style-name="P7"><text:span text:style-name="T5">Async A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Transcod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onfiguration U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Better DVB integ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~100% DLNA comp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ore plugi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2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 presentation:use-footer-name="ftr1" draw:id="id7">
        <office:forms form:automatic-focus="false" form:apply-design-mode="false"/>
        <draw:frame presentation:style-name="pr13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4" draw:text-style-name="P12" draw:layer="layout" svg:width="19.924cm" svg:height="11.43cm" svg:x="2.301cm" svg:y="3.81cm">
          <draw:text-box>
            <text:p text:style-name="P12"><text:span text:style-name="T5">Homepage: </text:span><text:span text:style-name="T5"><text:a xlink:href="http://live.gnome.org/Rygel">http://live.gnome.org/Rygel</text:a></text:span></text:p>
            <text:p text:style-name="P12"><text:span text:style-name="T5">IRC: #gupnp@irc.gimp.org</text:span></text:p>
            <text:p text:style-name="P12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12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0033cc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4" style:family="presentation" style:parent-style-name="Title1-backgroundobjects" style:list-style-name="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0%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gr1" draw:text-style-name="P1" draw:layer="backgroundobjects" svg:width="8.11cm" svg:height="1.3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1cm" svg:height="1.348cm" svg:x="10.579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1cm" svg:height="1.348cm" svg:x="0cm" svg:y="25.64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1cm" svg:height="1.348cm" svg:x="10.579cm" svg:y="25.64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3.813cm" svg:x="0.538cm" svg:y="3.135cm" presentation:class="outline" presentation:placeholder="true">
        <draw:text-box/>
      </draw:frame>
      <draw:frame presentation:style-name="pr1" draw:text-style-name="P3" draw:layer="backgroundobjects" svg:width="11.765cm" svg:height="0.551cm" svg:x="1.52cm" svg:y="18.124cm" presentation:class="footer">
        <draw:text-box>
          <text:p text:style-name="P3"><text:span text:style-name="T2"><presentation:footer/></text:span></text:p>
        </draw:text-box>
      </draw:frame>
      <draw:g>
        <draw:frame draw:style-name="gr3" draw:text-style-name="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gr4" draw:text-style-name="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pr2" draw:text-style-name="P6" draw:layer="backgroundobjects" svg:width="1.036cm" svg:height="0.599cm" svg:x="0.494cm" svg:y="18.106cm" presentation:class="page-number">
        <draw:text-box>
          <text:p text:style-name="P6"><text:span text:style-name="T3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pr3" draw:text-style-name="P3" draw:layer="backgroundobjects" svg:width="11.765cm" svg:height="0.551cm" svg:x="1.626cm" svg:y="18.124cm" presentation:class="footer">
        <draw:text-box>
          <text:p text:style-name="P3"><text:span text:style-name="T4"><presentation:footer/></text:span></text:p>
        </draw:text-box>
      </draw:frame>
      <draw:custom-shape draw:style-name="gr6" draw:text-style-name="P5" draw:layer="backgroundobjects" svg:width="8.458cm" svg:height="0.768cm" svg:x="0.595cm" svg:y="17.427cm">
        <text:p text:style-name="P8"><text:span text:style-name="T5">Company Confidential</text:span></text:p>
        <draw:enhanced-geometry svg:viewBox="0 0 21600 21600" draw:type="mso-spt202" draw:enhanced-path="M 0 0 L 21600 0 21600 21600 0 21600 0 0 Z N"/>
      </draw:custom-shape>
      <draw:g>
        <draw:frame draw:style-name="gr3" draw:text-style-name="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gr4" draw:text-style-name="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pr4" draw:text-style-name="P6" draw:layer="backgroundobjects" svg:width="1.036cm" svg:height="0.599cm" svg:x="0.6cm" svg:y="18.106cm" presentation:class="page-number">
        <draw:text-box>
          <text:p text:style-name="P6"><text:span text:style-name="T6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Ali Zeeshan</meta:initial-creator>
    <meta:creation-date>2008-11-05T17:04:19</meta:creation-date>
    <dc:creator>Zeeshan (Khattak)</dc:creator>
    <dc:date>2009-02-05T14:21:48</dc:date>
    <meta:print-date>1998-09-04T10:04:32</meta:print-date>
    <meta:editing-cycles>128</meta:editing-cycles>
    <meta:editing-duration>PT6H56M45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